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use-window-font-color="true" style:font-name="Liberation Sans" fo:font-size="12pt" officeooo:paragraph-rsid="004e3ae7" fo:background-color="transparent" style:font-size-asian="12pt" style:font-size-complex="12pt"/>
    </style:style>
    <style:style style:name="P2" style:family="paragraph" style:parent-style-name="Standard">
      <style:text-properties style:use-window-font-color="true" style:font-name="Liberation Sans" fo:font-size="12pt" officeooo:paragraph-rsid="00559d08" fo:background-color="transparent" style:font-size-asian="12pt" style:font-size-complex="12pt"/>
    </style:style>
    <style:style style:name="P3" style:family="paragraph" style:parent-style-name="Standard">
      <style:text-properties style:use-window-font-color="true" style:font-name="Liberation Sans" fo:font-size="12pt" officeooo:paragraph-rsid="005a85a2" fo:background-color="transparent" style:font-size-asian="12pt" style:font-size-complex="12pt"/>
    </style:style>
    <style:style style:name="P4" style:family="paragraph" style:parent-style-name="Standard">
      <style:text-properties style:use-window-font-color="true" style:font-name="Liberation Sans" fo:font-size="12pt" officeooo:paragraph-rsid="008ef782" fo:background-color="transparent" style:font-size-asian="12pt" style:font-size-complex="12pt"/>
    </style:style>
    <style:style style:name="P5" style:family="paragraph" style:parent-style-name="Standard">
      <style:text-properties style:use-window-font-color="true" style:font-name="Liberation Sans" fo:font-size="12pt" officeooo:rsid="0018dbc1" officeooo:paragraph-rsid="0018dbc1" fo:background-color="transparent" style:font-size-asian="12pt" style:font-size-complex="12pt"/>
    </style:style>
    <style:style style:name="P6" style:family="paragraph" style:parent-style-name="Standard">
      <style:text-properties style:use-window-font-color="true" style:font-name="Liberation Sans" fo:font-size="12pt" officeooo:rsid="00200e4d" officeooo:paragraph-rsid="00200e4d" fo:background-color="transparent" style:font-size-asian="12pt" style:font-size-complex="12pt"/>
    </style:style>
    <style:style style:name="P7" style:family="paragraph" style:parent-style-name="Standard">
      <style:text-properties style:use-window-font-color="true" style:font-name="Liberation Sans" fo:font-size="12pt" officeooo:rsid="002e9e68" officeooo:paragraph-rsid="002e9e68" fo:background-color="transparent" style:font-size-asian="12pt" style:font-size-complex="12pt"/>
    </style:style>
    <style:style style:name="P8" style:family="paragraph" style:parent-style-name="Standard">
      <style:text-properties style:use-window-font-color="true" style:font-name="Liberation Sans" fo:font-size="12pt" officeooo:rsid="002f4d8f" officeooo:paragraph-rsid="002f4d8f" fo:background-color="transparent" style:font-size-asian="12pt" style:font-size-complex="12pt"/>
    </style:style>
    <style:style style:name="P9" style:family="paragraph" style:parent-style-name="Standard">
      <style:text-properties style:use-window-font-color="true" style:font-name="Liberation Sans" fo:font-size="12pt" officeooo:rsid="005a85a2" officeooo:paragraph-rsid="005a85a2" fo:background-color="transparent" style:font-size-asian="12pt" style:font-size-complex="12pt"/>
    </style:style>
    <style:style style:name="P10" style:family="paragraph" style:parent-style-name="Standard">
      <style:text-properties style:use-window-font-color="true" style:font-name="Liberation Sans" fo:font-size="12pt" officeooo:rsid="0073636c" officeooo:paragraph-rsid="0075e821" fo:background-color="transparent" style:font-size-asian="12pt" style:font-size-complex="12pt"/>
    </style:style>
    <style:style style:name="P11" style:family="paragraph" style:parent-style-name="Standard">
      <style:text-properties style:use-window-font-color="true" style:font-name="Liberation Sans" fo:font-size="12pt" officeooo:rsid="00847523" officeooo:paragraph-rsid="00847523" fo:background-color="transparent" style:font-size-asian="12pt" style:font-size-complex="12pt"/>
    </style:style>
    <style:style style:name="T1" style:family="text">
      <style:text-properties fo:font-weight="normal"/>
    </style:style>
    <style:style style:name="T2" style:family="text">
      <style:text-properties fo:font-weight="normal" officeooo:rsid="00513d2a"/>
    </style:style>
    <style:style style:name="T3" style:family="text">
      <style:text-properties fo:font-weight="normal" officeooo:rsid="00618919"/>
    </style:style>
    <style:style style:name="T4" style:family="text">
      <style:text-properties fo:font-weight="normal" officeooo:rsid="006516c3"/>
    </style:style>
    <style:style style:name="T5" style:family="text">
      <style:text-properties fo:font-weight="normal" officeooo:rsid="0075e821"/>
    </style:style>
    <style:style style:name="T6" style:family="text">
      <style:text-properties fo:font-weight="normal" officeooo:rsid="0076dd5f"/>
    </style:style>
    <style:style style:name="T7" style:family="text">
      <style:text-properties fo:font-weight="normal" officeooo:rsid="0079235f"/>
    </style:style>
    <style:style style:name="T8" style:family="text">
      <style:text-properties fo:font-weight="normal" officeooo:rsid="0080abed"/>
    </style:style>
    <style:style style:name="T9" style:family="text">
      <style:text-properties fo:font-weight="normal" officeooo:rsid="0080b3eb"/>
    </style:style>
    <style:style style:name="T10" style:family="text">
      <style:text-properties fo:font-weight="normal" officeooo:rsid="008764d8"/>
    </style:style>
    <style:style style:name="T11" style:family="text">
      <style:text-properties fo:font-weight="normal" officeooo:rsid="0087eaec"/>
    </style:style>
    <style:style style:name="T12" style:family="text">
      <style:text-properties fo:font-weight="normal" officeooo:rsid="008856f9"/>
    </style:style>
    <style:style style:name="T13" style:family="text">
      <style:text-properties fo:font-weight="normal" officeooo:rsid="0089c6a5"/>
    </style:style>
    <style:style style:name="T14" style:family="text">
      <style:text-properties fo:font-weight="normal" officeooo:rsid="008bb163"/>
    </style:style>
    <style:style style:name="T15" style:family="text">
      <style:text-properties officeooo:rsid="001e23dd"/>
    </style:style>
    <style:style style:name="T16" style:family="text">
      <style:text-properties officeooo:rsid="00214b41"/>
    </style:style>
    <style:style style:name="T17" style:family="text">
      <style:text-properties officeooo:rsid="002797b1"/>
    </style:style>
    <style:style style:name="T18" style:family="text">
      <style:text-properties officeooo:rsid="00369b80"/>
    </style:style>
    <style:style style:name="T19" style:family="text">
      <style:text-properties officeooo:rsid="0038b9a4"/>
    </style:style>
    <style:style style:name="T20" style:family="text">
      <style:text-properties officeooo:rsid="0042fae9"/>
    </style:style>
    <style:style style:name="T21" style:family="text">
      <style:text-properties officeooo:rsid="00544242"/>
    </style:style>
    <style:style style:name="T22" style:family="text">
      <style:text-properties officeooo:rsid="005a85a2"/>
    </style:style>
    <style:style style:name="T23" style:family="text">
      <style:text-properties officeooo:rsid="008ef782"/>
    </style:style>
    <style:style style:name="T24" style:family="text">
      <style:text-properties officeooo:rsid="008f09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1">Traditional</text:span> Machine Learning networks are often trained with the help of huge datasets. In many cases this a very powerful approach by means of reliability.</text:p>
      <text:p text:style-name="P8">However, <text:span text:style-name="T18">in many cases there are no </text:span>datasets available what leads the interest <text:span text:style-name="T19">to </text:span>other machine learning techniques like Reinforcement Learning or Imitation Learning.</text:p>
      <text:p text:style-name="P2"><text:span text:style-name="T20">In order to get these techniques work properly the policy has to go through a long training process which is designed for a specific task. When the task slightly differs from the one that the network was trained on both Reinforcement and Imitation Learning fail to deal with the situation. Therefore new techniques like “One-Shot Imitation Learning” or “Zero-Shot Imitation Learning” are developed to handle this situation. </text:span></text:p>
      <text:p text:style-name="P9">Two papers about this topic are described in the following.</text:p>
      <text:p text:style-name="P9"/>
      <text:p text:style-name="P3"><text:span text:style-name="T22">In the article “One-Shot Imitation Learning” a novel machine learning technique is developed. </text:span><text:span text:style-name="T1">Unlike traditional Imitation Learning techniques the aim of the One-Shot Imitation Learning </text:span><text:span text:style-name="T3">is </text:span><text:span text:style-name="T1">to train </text:span><text:span text:style-name="T2">a</text:span><text:span text:style-name="T1"> policy to solve unseen tasks that are similar to </text:span><text:span text:style-name="T4">a </text:span><text:span text:style-name="T1">demonstrated sample task.</text:span></text:p>
      <text:p text:style-name="P10"><text:span text:style-name="T5">A set of demonstrations for a sample task is used to train the </text:span><text:span text:style-name="T1">underlying neural network (“One-Shot Imitator”). </text:span><text:span text:style-name="T6">After the training the policy is able to abstract that knowledge to solve </text:span><text:span text:style-name="T8">unseen related </text:span><text:span text:style-name="T7">task</text:span><text:span text:style-name="T9">s</text:span><text:span text:style-name="T7">.</text:span></text:p>
      <text:p text:style-name="P11"><text:span text:style-name="T7">D</text:span><text:span text:style-name="T1">uring the experiments, four different architectures (behavioral cloning, DAGGER, Final State, Snapshot) are compared </text:span><text:span text:style-name="T10">and evaluated. </text:span><text:span text:style-name="T11">It has been shown that the network is able to solve easy test task</text:span><text:span text:style-name="T12">s</text:span><text:span text:style-name="T11"> at a sufficient success rate. </text:span><text:span text:style-name="T12">It was also observed that the </text:span><text:span text:style-name="T13">success rate decreases for increasing difficulty </text:span><text:span text:style-name="T14">for both the training tasks and the test tasks.</text:span></text:p>
      <text:p text:style-name="P4"><text:span text:style-name="T23">All experiments were done with the help of a simulation of a </text:span>7-DOF Fetch robotic arm to stack various numbers of cube-shaped blocks into a specific configuratio<text:span text:style-name="T24">n.</text:span></text:p>
      <text:p text:style-name="P1"><text:span text:style-name="T1"/></text:p>
      <text:p text:style-name="P1"><text:span text:style-name="T1"/></text:p>
      <text:p text:style-name="P1"><text:span text:style-name="T1">The data collected during demonstration is saved in the form of observation-action pairs.</text:span></text:p>
      <text:p text:style-name="P5">An important disadvantage of this approach is that the agent has to be trained for every task <text:span text:style-name="T15">again</text:span>.</text:p>
      <text:p text:style-name="P6">Therefore a mechanism is to be developed that allows the agent to generalize the <text:span text:style-name="T17">skills from the </text:span>given demonstrations and <text:span text:style-name="T16">abstract that knowledge to other similar tasks without being directly trained for that specific tas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7T11:26:07.344490344</meta:creation-date>
    <dc:date>2018-08-17T17:10:53.688537073</dc:date>
    <meta:editing-duration>PT5H33M45S</meta:editing-duration>
    <meta:editing-cycles>104</meta:editing-cycles>
    <meta:generator>LibreOffice/6.0.3.2$Linux_X86_64 LibreOffice_project/00m0$Build-2</meta:generator>
    <meta:document-statistic meta:table-count="0" meta:image-count="0" meta:object-count="0" meta:page-count="1" meta:paragraph-count="11" meta:word-count="351" meta:character-count="2219" meta:non-whitespace-character-count="1878"/>
  </office:meta>
</office:document-meta>
</file>